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e2858" officeooo:paragraph-rsid="001e2858"/>
    </style:style>
    <style:style style:name="P2" style:family="paragraph" style:parent-style-name="Text_20_body">
      <style:text-properties style:text-underline-style="solid" style:text-underline-width="auto" style:text-underline-color="font-color" officeooo:paragraph-rsid="0013bf78"/>
    </style:style>
    <style:style style:name="P3" style:family="paragraph" style:parent-style-name="Text_20_body">
      <style:paragraph-properties fo:break-before="page"/>
      <style:text-properties style:text-underline-style="solid" style:text-underline-width="auto" style:text-underline-color="font-color" officeooo:paragraph-rsid="0013bf78"/>
    </style:style>
    <style:style style:name="P4" style:family="paragraph" style:parent-style-name="Text_20_body">
      <style:text-properties style:text-underline-style="none" officeooo:paragraph-rsid="0013bf78"/>
    </style:style>
    <style:style style:name="P5" style:family="paragraph" style:parent-style-name="Text_20_body">
      <style:text-properties officeooo:paragraph-rsid="0013bf78"/>
    </style:style>
    <style:style style:name="P6" style:family="paragraph" style:parent-style-name="Text_20_body">
      <style:text-properties officeooo:rsid="001843f6" officeooo:paragraph-rsid="001843f6"/>
    </style:style>
    <style:style style:name="P7" style:family="paragraph" style:parent-style-name="Text_20_body">
      <style:text-properties officeooo:rsid="0018ae72" officeooo:paragraph-rsid="0018ae72"/>
    </style:style>
    <style:style style:name="P8" style:family="paragraph" style:parent-style-name="Text_20_body">
      <style:text-properties officeooo:paragraph-rsid="001e2858"/>
    </style:style>
    <style:style style:name="P9" style:family="paragraph" style:parent-style-name="Text_20_body">
      <style:text-properties officeooo:rsid="001fd6b7" officeooo:paragraph-rsid="001fd6b7"/>
    </style:style>
    <style:style style:name="P10" style:family="paragraph" style:parent-style-name="Text_20_body">
      <style:text-properties officeooo:paragraph-rsid="00214f7a"/>
    </style:style>
    <style:style style:name="P11" style:family="paragraph" style:parent-style-name="Heading_20_1">
      <style:paragraph-properties fo:break-before="page"/>
      <style:text-properties officeooo:rsid="0011503d" officeooo:paragraph-rsid="0011503d"/>
    </style:style>
    <style:style style:name="P12" style:family="paragraph" style:parent-style-name="Heading_20_1">
      <style:text-properties officeooo:rsid="0013bf78" officeooo:paragraph-rsid="0013bf78"/>
    </style:style>
    <style:style style:name="P13" style:family="paragraph" style:parent-style-name="Heading_20_1">
      <style:text-properties officeooo:rsid="001b5aa6" officeooo:paragraph-rsid="001b5aa6"/>
    </style:style>
    <style:style style:name="P14" style:family="paragraph" style:parent-style-name="Heading_20_1">
      <style:text-properties officeooo:rsid="001e2858" officeooo:paragraph-rsid="001e2858"/>
    </style:style>
    <style:style style:name="P15" style:family="paragraph" style:parent-style-name="Heading_20_1">
      <style:text-properties officeooo:rsid="00214f7a" officeooo:paragraph-rsid="00214f7a"/>
    </style:style>
    <style:style style:name="P16" style:family="paragraph" style:parent-style-name="Text_20_body">
      <style:text-properties officeooo:paragraph-rsid="001b5aa6"/>
    </style:style>
    <style:style style:name="P17" style:family="paragraph" style:parent-style-name="Text_20_body">
      <style:text-properties officeooo:rsid="0024cfe0" officeooo:paragraph-rsid="0024cfe0"/>
    </style:style>
    <style:style style:name="T1" style:family="text">
      <style:text-properties officeooo:rsid="0012ab86"/>
    </style:style>
    <style:style style:name="T2" style:family="text">
      <style:text-properties officeooo:rsid="0013bf78"/>
    </style:style>
    <style:style style:name="T3" style:family="text">
      <style:text-properties officeooo:rsid="0016d39d"/>
    </style:style>
    <style:style style:name="T4" style:family="text">
      <style:text-properties officeooo:rsid="0018ae72"/>
    </style:style>
    <style:style style:name="T5" style:family="text">
      <style:text-properties officeooo:rsid="0018df1a"/>
    </style:style>
    <style:style style:name="T6" style:family="text">
      <style:text-properties officeooo:rsid="001d34ee"/>
    </style:style>
    <style:style style:name="T7" style:family="text">
      <style:text-properties officeooo:rsid="001d799a"/>
    </style:style>
    <style:style style:name="T8" style:family="text">
      <style:text-properties officeooo:rsid="001d7adc"/>
    </style:style>
    <style:style style:name="T9" style:family="text">
      <style:text-properties officeooo:rsid="001e2858"/>
    </style:style>
    <style:style style:name="T10" style:family="text">
      <style:text-properties officeooo:rsid="001fd6b7"/>
    </style:style>
    <style:style style:name="T11" style:family="text">
      <style:text-properties officeooo:rsid="00214f7a"/>
    </style:style>
    <style:style style:name="T12" style:family="text">
      <style:text-properties officeooo:rsid="0021a65e"/>
    </style:style>
    <style:style style:name="T13" style:family="text">
      <style:text-properties officeooo:rsid="0022981c"/>
    </style:style>
    <style:style style:name="T14" style:family="text">
      <style:text-properties officeooo:rsid="00234491"/>
    </style:style>
    <style:style style:name="T15" style:family="text">
      <style:text-properties officeooo:rsid="0024cf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pliegue de catálogo de aplicaciones sobre Kubernetes e Hiperconvergencia basada en Harverster y Rancher</text:p>
      <text:h text:style-name="P11" text:outline-level="1">Descripción del proyecto</text:h>
      <text:p text:style-name="P5">- <text:span text:style-name="T1">El proyecto consistiría en el despliegue de una infraestructura de virtualización basada en kubernetes y kvm </text:span><text:span text:style-name="T2">a través de un software llamado </text:span><text:span text:style-name="T1">Harvester. </text:span><text:span text:style-name="T2">El software de Harvester es un hipervisor opensource de ultima generación que permite</text:span><text:span text:style-name="T1"> crear tanto clústeres de kubernetes como maquinas virtuales con kvm </text:span><text:span text:style-name="T2">de manera sencilla y eficiente, este software esta pensado para ser utilizado en el entorno empresarial y dentro de los hipervisores opensource es de los más modernos actualmente. La infraestructura consistirá en tres servidores físicos en los que se instalara </text:span><text:span text:style-name="T9">H</text:span><text:span text:style-name="T2">arvester y se creara un clúster de los tres, este cluster se gestionara a través del gestor Rancher, el cual se alojara en una maquina virtual separada de la infraestructura del clúster </text:span><text:span text:style-name="T10">y a parte de permitirnos gestionar el clúster de Harvester nos permitirá ver distintas estadísticas sobre los host y las maquinas virtuales</text:span><text:span text:style-name="T2">.</text:span></text:p>
      <text:p text:style-name="P5"><text:span text:style-name="T14">Desde Rancher creare un clúster de kubernetes que se instalara sobre nodos virtuales creados en las maquinas de Harvester. </text:span><text:span text:style-name="T1">Dentro de </text:span><text:span text:style-name="T14">este clúster</text:span><text:span text:style-name="T1"> se podrán desplegar y actualizar aplicaciones a través de una </text:span><text:span text:style-name="T3">aplicación</text:span><text:span text:style-name="T1"> web </text:span><text:span text:style-name="T3">llamada </text:span><text:span text:style-name="T1">ArgoCD, </text:span><text:span text:style-name="T3">esta aplicación permite conectar repositorios de Helm o Github y desplegarlos automáticamente en el clúster de kubernetes, también nos permite automatizar las actualizaciones de la aplicación que hemos instalado cada vez que se actualice el repositorio. </text:span><text:span text:style-name="T10">Ademas, permite la creación de distintos usuarios con distintos permisos de acceso a los recursos y aplicaciones desplegadas y ofrece información sobre el estado de las aplicaciones y sus repositorios.</text:span></text:p>
      <text:p text:style-name="P6">Todas las interfaces que estén expuestas a el exterior estarán securizadas con sus respectivos certificados y estarán asociadas a un nombre dns para su acceso.</text:p>
      <text:p text:style-name="P7">También, al estar basada en clústeres y replicada <text:span text:style-name="T6">y tener varios enlaces duplicados a la red</text:span>, esta infraestructura <text:span text:style-name="T6">tendrá</text:span> alta disponibilidad.</text:p>
      <text:h text:style-name="P12" text:outline-level="1">Posibles finalidades del proyecto</text:h>
      <text:p text:style-name="P4">- <text:span text:style-name="T4">Este proyecto puede servir para cualquier necesidad de maquinas virtualizadas o de contenedores de una empresa, esta pensado para poder poner en producción de manera rápida, eficiente y a prueba de fallos aplicaciones o maquinas virtuales enteras, por lo tanto, le puede servir desde a una empresa que provea servicios como paginas/</text:span><text:span text:style-name="T5">aplicaciones</text:span><text:span text:style-name="T4"> webs, servidores dedicados </text:span><text:span text:style-name="T5">o para un entorno de desarrollo o aprendizaje.</text:span></text:p>
      <text:h text:style-name="P13" text:outline-level="1">Medios necesarios</text:h>
      <text:p text:style-name="P16">- <text:span text:style-name="T14">Los medios hardware</text:span><text:span text:style-name="T6"> ne</text:span><text:span text:style-name="T14">cesarios para este proyecto serian</text:span><text:span text:style-name="T6"> tres servidores físicos, un switch con </text:span><text:span text:style-name="T7">posibilidad de </text:span><text:span text:style-name="T14">crear </text:span><text:span text:style-name="T7">vlan y una conexión a internet con una ip publica dedicada. </text:span><text:span text:style-name="T8">Al ser un proyecto propuesto por la empresa de practicas, ellos me han ofrecido prestarme estos medios para la realización del proyecto, </text:span><text:span text:style-name="T14">ademas de su ayuda para la realización del mismo</text:span><text:span text:style-name="T8">.</text:span></text:p>
      <text:p text:style-name="P16">- <text:span text:style-name="T14">Con respecto a los medios software, todo lo que usare para este proyecto sera software opensource, y principalmente serán los siguientes medios:</text:span></text:p>
      <text:p text:style-name="P16"><text:tab/>- <text:a xlink:type="simple" xlink:href="https://harvesterhci.io/" text:style-name="Internet_20_link" text:visited-style-name="Visited_20_Internet_20_Link"><text:span text:style-name="T14">Harvester</text:span></text:a></text:p>
      <text:p text:style-name="P16"><text:tab/>- <text:a xlink:type="simple" xlink:href="https://www.rancher.com/" text:style-name="Internet_20_link" text:visited-style-name="Visited_20_Internet_20_Link"><text:span text:style-name="T14">Rancher</text:span></text:a></text:p>
      <text:p text:style-name="P16"><text:soft-page-break/><text:tab/>- <text:a xlink:type="simple" xlink:href="https://argo-cd.readthedocs.io/en/stable/" text:style-name="Internet_20_link" text:visited-style-name="Visited_20_Internet_20_Link"><text:span text:style-name="T15">ArgoCD</text:span></text:a></text:p>
      <text:p text:style-name="P17">Iré documentando todo el software que me vaya haciendo falta durante el proyecto.</text:p>
      <text:h text:style-name="P14" text:outline-level="1" text:is-list-header="true"/>
      <text:h text:style-name="P14" text:outline-level="1">Planificación</text:h>
      <text:p text:style-name="P8">- <text:span text:style-name="T9">Para realizar este proyecto, lo primero que tendré que hacer sera montar la infraestructura de los tres servidores y el switch, conectada a la red de la empresa la cual preparara distintas vlans dentro de su red para esto. Una vez preparada la infraestructura, tendré que instalar y configurar los servidores con Harvester. Para estos primeros pasos, contare con la ayuda de mis compañeros de practicas ya que estos primeros días hemos estado practicando con este software en otros servidores, también hemos preparado el siguiente esquema de la infraestructura:</text:span></text:p>
      <text:p text:style-name="P1">Una vez que el clúster de Harvester este en funcionamiento, instalara, conectare y configurare el gestor de kubernetes rancher en una maquina virtual externa a el clúster. Desde este gestor, podre crear el clúster de kubernetes con nodos virtuales y dentro de este clúster instalar el software de argoCD y una vez configurado, ya estará listo todo y podre empezar a desplegar aplicaciones de manera automática.</text:p>
      <text:p text:style-name="P9">Iré documentando todo el proceso tanto de manera escrita como a través de un repositorio de github.</text:p>
      <text:h text:style-name="P15" text:outline-level="1">Conclusión</text:h>
      <text:p text:style-name="P10">- <text:span text:style-name="T11">Este proyecto esta mucho más centrado en las redes y la puesta en producción de recursos virtualizados que mi anterior propuesta, que también era sobre despliegue de aplicaciones pero más centrada en la parte del desarrollo de la interfaz. Este proyecto me parece más interesante ya que se trata de crear un entorno que podría ponerse en producción en cualquier empresa y estaría trabajando con software bastante moderno y también dispondría de los recursos y la ayuda de la empresa de practicas. </text:span><text:span text:style-name="T12">También estaría dando uso y poniendo en practica muchos de los conceptos vistos durante el curso, </text:span><text:span text:style-name="T13">como kubernetes, docker, creación y gestión de redes y vlans, gestión de aplicaciones, etc. </text:span><text:span text:style-name="T12">, pero aplicados de manera practica sobre hardware de nivel empresarial.</text:span></text:p>
      <text:p text:style-name="P3"><text:a xlink:type="simple" xlink:href="https://harvesterhci.io/" text:style-name="Internet_20_link" text:visited-style-name="Visited_20_Internet_20_Link">https://harvesterhci.io/</text:a></text:p>
      <text:p text:style-name="P2"><text:a xlink:type="simple" xlink:href="https://www.rancher.com/" text:style-name="Internet_20_link" text:visited-style-name="Visited_20_Internet_20_Link">https://www.rancher.com/</text:a></text:p>
      <text:p text:style-name="P4"><text:a xlink:type="simple" xlink:href="https://argo-cd.readthedocs.io/en/stable/" text:style-name="Internet_20_link" text:visited-style-name="Visited_20_Internet_20_Link">https://argo-cd.readthedocs.io/en/stable/</text:a></text:p>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3T09:23:50.516000000</meta:creation-date>
    <meta:generator>LibreOffice/7.5.2.2$Windows_X86_64 LibreOffice_project/53bb9681a964705cf672590721dbc85eb4d0c3a2</meta:generator>
    <dc:date>2023-04-13T13:51:10.920000000</dc:date>
    <meta:editing-duration>PT2H43M46S</meta:editing-duration>
    <meta:editing-cycles>24</meta:editing-cycles>
    <meta:document-statistic meta:table-count="0" meta:image-count="0" meta:object-count="0" meta:page-count="4" meta:paragraph-count="24" meta:word-count="781" meta:character-count="5059" meta:non-whitespace-character-count="4299"/>
  </office:meta>
</office:document-meta>
</file>